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AMPER</text:p>
      <text:p text:style-name="Standard"/>
      <text:p text:style-name="Standard">S) substitute</text:p>
      <text:list xml:id="list5703207257153227123" text:style-name="L1">
        <text:list-item>
          <text:p text:style-name="P1">what materials or resources can we substitute</text:p>
        </text:list-item>
      </text:list>
      <text:p text:style-name="Standard"><text:tab/>substitute trash cars to electronic ones</text:p>
      <text:p text:style-name="Standard"><text:tab/>substitute system to a trash sewers</text:p>
      <text:p text:style-name="Standard"><text:s text:c="6"/>2) <text:s/>What other product or process can we use</text:p>
      <text:p text:style-name="Standard"><text:tab/>Drones instead of trash cars</text:p>
      <text:p text:style-name="Standard"><text:tab/>IoT for automation of scheduling </text:p>
      <text:p text:style-name="Standard"><text:s text:c="6"/>3) <text:s/>Can you use this product somewhere else</text:p>
      <text:p text:style-name="Standard"><text:tab/>In other cities</text:p>
      <text:p text:style-name="Standard"><text:tab/>For collection of other products.</text:p>
      <text:p text:style-name="Standard">4) What</text:p>
      <text:p text:style-name="Standard">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rm Lecluse</meta:initial-creator>
    <meta:creation-date>2017-02-22T15:04:54.80</meta:creation-date>
    <meta:document-statistic meta:table-count="0" meta:image-count="0" meta:object-count="0" meta:page-count="1" meta:paragraph-count="13" meta:word-count="61" meta:character-count="365"/>
    <dc:date>2017-02-22T15:21:20.28</dc:date>
    <dc:creator>Herm Lecluse</dc:creator>
    <meta:editing-duration>PT1M13S</meta:editing-duration>
    <meta:editing-cycles>1</meta:editing-cycles>
    <meta:generator>OpenOffice/4.1.3$Win32 OpenOffice.org_project/413m1$Build-9783</meta:generator>
  </office:meta>
</office:document-meta>
</file>